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40000004B0BFA08B0C2898B00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title">
      <style:graphic-properties draw:auto-grow-height="true" fo:min-height="3.506cm"/>
      <style:paragraph-properties style:writing-mode="lr-tb"/>
    </style:style>
    <style:style style:name="pr2" style:family="presentation" style:parent-style-name="Blue-outline1">
      <style:graphic-properties draw:auto-grow-height="true" fo:min-height="13.859cm"/>
      <style:paragraph-properties style:writing-mode="lr-tb"/>
    </style:style>
    <style:style style:name="pr3" style:family="presentation" style:parent-style-name="Blue-notes">
      <style:graphic-properties draw:fill-color="#ffffff" fo:min-height="13.364cm"/>
      <style:paragraph-properties style:writing-mode="lr-tb"/>
    </style:style>
    <style:style style:name="pr4" style:family="presentation" style:parent-style-name="Blue-title">
      <style:graphic-properties fo:min-height="3.506cm"/>
      <style:paragraph-properties style:writing-mode="lr-tb"/>
    </style:style>
    <style:style style:name="pr5" style:family="presentation" style:parent-style-name="Blue-outline1">
      <style:graphic-properties fo:min-height="13.85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.5cm" fo:text-indent="0cm"/>
    </style:style>
    <style:style style:name="P3" style:family="paragraph">
      <style:paragraph-properties fo:margin-left="0cm" fo:margin-right="0cm" fo:margin-top="0cm" fo:margin-bottom="0.5cm" fo:text-indent="0cm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.5cm" fo:text-align="center" fo:text-indent="0cm"/>
    </style:style>
    <style:style style:name="T1" style:family="text">
      <style:text-properties style:use-window-font-color="true" loext:opacity="0%" style:text-outline="false" style:text-line-through-style="none" style:text-line-through-type="none" style:font-name="Arial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>TODO</text:p>
          </draw:text-box>
        </draw:frame>
        <draw:frame presentation:style-name="pr2" draw:text-style-name="P3" draw:layer="layout" svg:width="25.199cm" svg:height="13.859cm" svg:x="1.4cm" svg:y="4.914cm" presentation:class="outline">
          <draw:text-box>
            <text:list text:style-name="L2">
              <text:list-item>
                <text:p text:style-name="P2">Scrivere/leggere in/da un file una stringa di caratteri</text:p>
              </text:list-item>
              <text:list-item>
                <text:p text:style-name="P2">Scrivere/leggere in/da un file un vettore di stringhe di caratteri (*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Argomenti principali <text:line-break/>(elenco non esaustivo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rray, puntatori</text:p>
              </text:list-item>
              <text:list-item>
                <text:p>Stringhe di caratteri</text:p>
              </text:list-item>
              <text:list-item>
                <text:p>I/O</text:p>
              </text:list-item>
              <text:list-item>
                <text:p>Files</text:p>
              </text:list-item>
              <text:list-item>
                <text:p>processi</text:p>
              </text:list-item>
              <text:list-item>
                <text:p>search, sort</text:p>
              </text:list-item>
              <text:list-item>
                <text:p>funzioni: parametri, risultato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list text:style-name="L2">
              <text:list-item>
                <text:p text:style-name="P6">Array, puntatori</text:p>
              </text:list-item>
            </text:list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Operatore [ ]</text:p>
              </text:list-item>
              <text:list-item>
                <text:p>Aritmetica di puntatori</text:p>
              </text:list-item>
              <text:list-item>
                <text:p>Inizializzazione array</text:p>
              </text:list-item>
              <text:list-item>
                <text:p>malloc, calloc, realloc, free</text:p>
              </text:list-item>
              <text:list-item>
                <text:p>Operatore sizeof()</text:p>
              </text:list-item>
              <text:list-item>
                <text:p>memcpy(), memset(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list text:style-name="L2">
              <text:list-item>
                <text:p text:style-name="P6">Stringhe di caratteri</text:p>
              </text:list-item>
            </text:list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arattere terminatore di stringa</text:p>
              </text:list-item>
              <text:list-item>
                <text:p>strlen(), strcmp(), strstr(), strdup, strcpy(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I/O</text:p>
          </draw:text-box>
        </draw:frame>
        <draw:frame presentation:style-name="pr5" draw:layer="layout" svg:width="25.199cm" svg:height="13.859cm" svg:x="1.301cm" svg:y="5cm" presentation:class="outline" presentation:user-transformed="true">
          <draw:text-box>
            <text:list text:style-name="L2">
              <text:list-item>
                <text:p text:style-name="P2"><text:span text:style-name="T1">printf(), scanf</text:span>()</text:p>
              </text:list-item>
              <text:list-item>
                <text:p>getchar(), putchar()</text:p>
              </text:list-item>
              <text:list-item>
                <text:p>sprintf, sscanf</text:p>
              </text:list-item>
              <text:list-item>
                <text:p>read(), write()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list text:style-name="L2">
              <text:list-item>
                <text:p text:style-name="P6">Files</text:p>
              </text:list-item>
            </text:list>
          </draw:text-box>
        </draw:frame>
        <draw:frame presentation:style-name="pr5" draw:layer="layout" svg:width="25.199cm" svg:height="14.895cm" svg:x="1.4cm" svg:y="4.914cm" presentation:class="outline" presentation:user-transformed="true">
          <draw:text-box>
            <text:list text:style-name="L2">
              <text:list-item>
                <text:p text:style-name="P2">Aprire un file in sola lettura/sola scrittura/rw</text:p>
              </text:list-item>
              <text:list-item>
                <text:p text:style-name="P2">Creare un file, ”troncare” un file esistente</text:p>
              </text:list-item>
              <text:list-item>
                <text:p text:style-name="P2">Offset del file</text:p>
              </text:list-item>
              <text:list-item>
                <text:p text:style-name="P2">File descriptor</text:p>
              </text:list-item>
              <text:list-item>
                <text:p text:style-name="P2">dup()</text:p>
              </text:list-item>
              <text:list-item>
                <text:p text:style-name="P2">dup2() [da fare dopo provetta]</text:p>
              </text:list-item>
              <text:list-item>
                <text:p text:style-name="P2">Copiare un file; leggere in memoria un file; scrivere un file</text:p>
              </text:list-item>
              <text:list-item>
                <text:p text:style-name="P2">Dimensione di un file regola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list text:style-name="L2">
              <text:list-item>
                <text:p text:style-name="P6">Files</text:p>
              </text:list-item>
            </text:list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Tipi di files</text:p>
              </text:list-item>
              <text:list-item>
                <text:p text:style-name="P2">Scrivere in un file un vettore di int in formato binario (char/int/long/float/double)</text:p>
              </text:list-item>
              <text:list-item>
                <text:p text:style-name="P2"><text:span text:style-name="T1">Leggere da un file un vettore di int in formato binario </text:span>(char/int/long/float/double)</text:p>
              </text:list-item>
              <text:list-item>
                <text:p text:style-name="P2">Scrivere in un file un vettore di int in formato testo</text:p>
              </text:list-item>
              <text:list-item>
                <text:p text:style-name="P2"><text:span text:style-name="T1">Leggere da un file un vettore di int</text:span> in formato test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processi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 text:style-name="P2">fork/wait/execve</text:p>
              </text:list-item>
              <text:list-item>
                <text:p text:style-name="P2">Creare un processo; aspettare il processo figlio</text:p>
              </text:list-item>
              <text:list-item>
                <text:p text:style-name="P2">Sostituire il programma di un processo (execve)</text:p>
              </text:list-item>
              <text:list-item>
                <text:p text:style-name="P2">command line arguments</text:p>
              </text:list-item>
              <text:list-item>
                <text:p text:style-name="P2">Variabili di environment</text:p>
              </text:list-item>
              <text:list-item>
                <text:p text:style-name="P2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funzioni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arametro di funzione: vettore, dimensione vettore</text:p>
              </text:list-item>
              <text:list-item>
                <text:p>Parametro di funzione: stringa di caratteri</text:p>
              </text:list-item>
              <text:list-item>
                <text:p text:style-name="P2">Parametro di funzione: char/int/long/…</text:p>
              </text:list-item>
              <text:list-item>
                <text:p text:style-name="P2">Restituire un array</text:p>
              </text:list-item>
              <text:list-item>
                <text:p text:style-name="P2">Restituire una struc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" xlink:href="Pictures/1000000000000640000004B0BFA08B0C2898B00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fi" fo:country="FI" style:font-name-asian="DejaVu Sans" style:font-size-asian="24pt" style:language-asian="fi" style:country-asian="FI" style:font-name-complex="DejaVu Sans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  <style:paragraph-properties style:writing-mode="lr-tb"/>
    </style:style>
    <style:style style:name="Mpr1" style:family="presentation" style:parent-style-name="Blue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Blue-outline1">
      <style:graphic-properties draw:fill-color="#ffffff" draw:auto-grow-height="false" fo:min-height="13.86cm"/>
      <style:paragraph-properties style:writing-mode="lr-tb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style:writing-mode="lr-tb"/>
    </style:style>
    <style:style style:name="MP7" style:family="paragraph">
      <loext:graphic-properties draw:fill-color="#ffffff"/>
      <style:paragraph-properties fo:margin-left="1.2cm" fo:margin-right="0cm" fo:text-indent="-0.9cm" style:writing-mode="lr-tb"/>
    </style:style>
    <style:style style:name="MP8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office:forms form:automatic-focus="false" form:apply-design-mode="false"/>
      <draw:frame presentation:style-name="Mpr1" draw:text-style-name="MP6" draw:layer="backgroundobjects" svg:width="25.199cm" svg:height="3.506cm" svg:x="1.301cm" svg:y="0cm" presentation:class="title">
        <draw:text-box>
          <text:p text:style-name="MP5">Muokkaa otsikon tekstimuotoa napsauttamalla</text:p>
        </draw:text-box>
      </draw:frame>
      <draw:frame presentation:style-name="Mpr2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5">Kolmas jäsennystaso</text:p>
                      <text:list>
                        <text:list-item>
                          <text:p text:style-name="MP5">Neljäs jäsennystaso</text:p>
                          <text:list>
                            <text:list-item>
                              <text:p text:style-name="MP5">Viides jäsennystaso</text:p>
                              <text:list>
                                <text:list-item>
                                  <text:p text:style-name="MP5">Kuudes jäsennystaso</text:p>
                                  <text:list>
                                    <text:list-item>
                                      <text:p text:style-name="MP5">Seitsemäs jäsennystaso</text:p>
                                      <text:list>
                                        <text:list-item>
                                          <text:p text:style-name="MP5">Kahdeksas jäsennystaso</text:p>
                                          <text:list>
                                            <text:list-item>
                                              <text:p text:style-name="MP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creation-date>2011-11-28T23:32:22</meta:creation-date>
    <dc:language>fi-FI</dc:language>
    <meta:editing-cycles>24</meta:editing-cycles>
    <meta:editing-duration>PT1H59M38S</meta:editing-duration>
    <meta:initial-creator>EclipseSpark </meta:initial-creator>
    <dc:date>2021-04-09T16:38:20.755267550</dc:date>
    <meta:document-statistic meta:object-count="6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2/share/template/en-US/presnt/Blue.otp"/>
  </office:meta>
</office:document-meta>
</file>